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0fefd"/>
    </style:style>
    <style:style style:name="P2" style:family="paragraph" style:parent-style-name="Text_20_body">
      <style:text-properties officeooo:rsid="00020c21" officeooo:paragraph-rsid="0003a4b4"/>
    </style:style>
    <style:style style:name="P3" style:family="paragraph" style:parent-style-name="Text_20_body">
      <style:text-properties officeooo:rsid="00051665" officeooo:paragraph-rsid="00051665"/>
    </style:style>
    <style:style style:name="P4" style:family="paragraph" style:parent-style-name="Text_20_body">
      <style:text-properties officeooo:rsid="00051665" officeooo:paragraph-rsid="0006a0a9"/>
    </style:style>
    <style:style style:name="P5" style:family="paragraph" style:parent-style-name="Text_20_body">
      <style:text-properties officeooo:rsid="0006a0a9" officeooo:paragraph-rsid="0006a0a9"/>
    </style:style>
    <style:style style:name="P6" style:family="paragraph" style:parent-style-name="Text_20_body">
      <style:text-properties officeooo:rsid="0007ff16" officeooo:paragraph-rsid="0007ff16"/>
    </style:style>
    <style:style style:name="P7" style:family="paragraph" style:parent-style-name="Text_20_body">
      <style:text-properties officeooo:rsid="0007ff16" officeooo:paragraph-rsid="0008be4f"/>
    </style:style>
    <style:style style:name="P8" style:family="paragraph" style:parent-style-name="Heading_20_2">
      <style:text-properties officeooo:rsid="0000fefd" officeooo:paragraph-rsid="0000fefd"/>
    </style:style>
    <style:style style:name="P9" style:family="paragraph" style:parent-style-name="Heading_20_1">
      <style:text-properties officeooo:rsid="0000fefd" officeooo:paragraph-rsid="0000fefd"/>
    </style:style>
    <style:style style:name="T1" style:family="text">
      <style:text-properties officeooo:rsid="0000fefd"/>
    </style:style>
    <style:style style:name="T2" style:family="text">
      <style:text-properties officeooo:rsid="0003a4b4"/>
    </style:style>
    <style:style style:name="T3" style:family="text">
      <style:text-properties officeooo:rsid="0006a0a9"/>
    </style:style>
    <style:style style:name="T4" style:family="text">
      <style:text-properties officeooo:rsid="0008be4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OWASP</text:p>
      <text:h text:style-name="P9" text:outline-level="1">2: Requerimientos de verificación de autentificación</text:h>
      <text:h text:style-name="P8" text:outline-level="2">2.1: Requerimientos de seguridad de las contraseñas</text:h>
      <text:h text:style-name="Heading_20_3" text:outline-level="3"><text:span text:style-name="T1">2.1.1: </text:span>Verifique que las contraseñas establecidas por el usuario tengan al menos 12 caracteres de longitud.</text:h>
      <text:p text:style-name="P1">Se verifica, se crea un metodo el cual valida el password de los usuarios al loguarse, registrarse y modificarse. En servicio se encuentra en UsuarioServiceImpl metodo validaUsuarioPassword, valida que el password del usuario sea mayor o igual a 12 caracteres.</text:p>
      <text:h text:style-name="Heading_20_2" text:outline-level="2">2.1.2: Verifique que las contraseñas de 64 caracteres o más estén permitidas</text:h>
      <text:p text:style-name="P2">Se verifica, Las contraseñas de mas de 64 caracteres estan permitidas. La base de datos permite 80 caracteres, ademas el servicio UsuarioServiceImpl metodo validaUsuarioPassword, valida que el password no sea mayor a 80 caracteres.</text:p>
      <text:h text:style-name="Heading_20_2" text:outline-level="2"><text:span text:style-name="T2">2.1.3: </text:span>Verifique que las contraseñas puedan contener espacios y no se realice el truncamiento</text:h>
      <text:p text:style-name="P2">Se verifica, las contraseñas pueden tener espacios en blanco los espacios no son truncados.</text:p>
      <text:h text:style-name="Heading_20_2" text:outline-level="2">2.1.5: Verifique que los usuarios puedan cambiar su contraseña</text:h>
      <text:p text:style-name="P3">Se verifica los usuarios pueden cambiar sus contraseñas si así lo desean una vez logueados.</text:p>
      <text:h text:style-name="Heading_20_2" text:outline-level="2">2.1.6: Verifique que la funcionalidad de cambio de contraseña requiera la contraseña actual y la nueva</text:h>
      <text:p text:style-name="P3">Se verifica, se requiere ingresar la contraseña actual para cambiar la contraseña. En el servicio UsuarioServiceImpl metodo usuarioModificaPasswordyTexto se comprueba que la contraseña actual ingresada en el campo, sea igual a la que el usuario logueado tiene en la base de datos mediante una condicion.</text:p>
      <text:h text:style-name="Heading_20_2" text:outline-level="2"><text:soft-page-break/><text:span text:style-name="T3">2.1.8: </text:span>Verifique que se proporcione un medidor de seguridad de contraseña para ayudar a los usuarios a establecer un contraseña más fuerte.</text:h>
      <text:p text:style-name="P4">Se aplica, tanto el cambio de contraseña y la modificacion de la misma utilizan un medidor. Se cuenta con un archivo medidor.js el cual verifica que la contraseña ingresada tenga letras, numeros, mayusculas, minusculas y largo de caracteres, devolviendo un valor en porcentajes siendo el 100% una contraseña segura.</text:p>
      <text:h text:style-name="Heading_20_2" text:outline-level="2">2.1.9: Verifique que no haya reglas de composición de contraseñas que limiten el tipo de caracteres permitidos. No debe haber ningún requisito para mayúsculas, minúsculas, números o caracteres especiales.</text:h>
      <text:p text:style-name="P5">Se verifica, no hay reglas que limiten el uso de mayusculas, minusculas, numeros y caracteres.</text:p>
      <text:h text:style-name="Heading_20_2" text:outline-level="2">2.1.10: Verifique que no haya requisitos periódicos de rotación de credenciales o historial de contraseñas.</text:h>
      <text:p text:style-name="P5">Se verifica, no hay rotacion periodica de contraseñas.</text:p>
      <text:h text:style-name="Heading_20_2" text:outline-level="2">2.1.11: Verifique que la funcionalidad de "pegar", los ayudantes de contraseñas del navegador y los administradores de contraseñas externas estén permitidos.</text:h>
      <text:p text:style-name="P5">Se verifica, los administradores de contraseñas y pegar estan permitidos.</text:p>
      <text:h text:style-name="Heading_20_2" text:outline-level="2">2.1.12: Verifique que el usuario pueda elegir entre ver temporalmente toda la contraseña enmascarada o ver temporalmente el último carácter escrito de la contraseña en plataformas que no tienen esta funcionalidad nativa.</text:h>
      <text:p text:style-name="P5">Se verifica, se permite mostrar la contraseña con un checkbox, mediante un archivo javascript.</text:p>
      <text:h text:style-name="Heading_20_1" text:outline-level="1">2.2: Requerimientos generales de autenticador</text:h>
      <text:h text:style-name="Heading_20_2" text:outline-level="2">2.2.5: Verifique que cuando un proveedor de servicios de credenciales (CSP) y la autenticación de verificación de la aplicación están separados, se establece un TLS mutuamente autenticado entre los dos puntos finales.</text:h>
      <text:p text:style-name="P5">No verifica, no se utiliza tls.</text:p>
      <text:h text:style-name="Heading_20_1" text:outline-level="1"><text:soft-page-break/>2.4: Requerimientos de almacenamiento de credenciales</text:h>
      <text:h text:style-name="Heading_20_2" text:outline-level="2">2.4.1: Verifique que las contraseñas se almacenen en una forma que sea resistente a los ataques sin conexión. Las contraseñas DEBEN incluirse con sal y hacer hash utilizando una derivación de clave aprobada o una función de hashing de contraseña.</text:h>
      <text:p text:style-name="P6">Se verifica, las contraseñas son almacenadas con hash.Se utiliza el servicio UsuarioServiceImpl con su metodo md5, el cual recibe el password, teniendo en su salida un hash con el algoritmo criptográfico MD5.</text:p>
      <text:h text:style-name="Heading_20_2" text:outline-level="2">2.4.2: Verifique que la sal tenga una longitud de al menos 32 bits y se elija arbitrariamente para minimizar las colisiones de valores de sal entre los hashes almacenados. Para cada credencial, se DEBE almacenar un valor de sal único y el hash resultante.</text:h>
      <text:p text:style-name="P6">Se verifica, las contraseñas son almacenadas con hash.Se utiliza el servicio UsuarioServiceImpl con su metodo md5,se utiliza una llave para desenciptar datos.</text:p>
      <text:h text:style-name="Heading_20_2" text:outline-level="2">2.4.3: Verifique que si se usa PBKDF2, el recuento de iteraciones DEBE ser tan grande como lo permita el rendimiento del servidor de verificación, por lo general, al menos 100,000 iteraciones.</text:h>
      <text:p text:style-name="P6">No se verifica, no se utiliza PBKDF2.</text:p>
      <text:h text:style-name="Heading_20_2" text:outline-level="2">2.4.4: Verifique que si se usa bcrypt, el factor de trabajo DEBE ser tan grande como lo permita el rendimiento del servidor de verificación, generalmente al menos 13.</text:h>
      <text:p text:style-name="P6">No verifica, no se utiliza brypt.</text:p>
      <text:h text:style-name="Heading_20_1" text:outline-level="1"><text:soft-page-break/>5.1: <text:span text:style-name="T4">Requerimientos de verificación de validación, sanitización y codificación</text:span></text:h>
      <text:h text:style-name="Heading_20_2" text:outline-level="2">5.1.1: Verifique que la aplicación tenga defensas contra los ataques de contaminación de parámetros HTTP, especialmente si el marco de la aplicación no hace distinciones sobre la fuente de los parámetros de solicitud (GET, POST, cookies, encabezados o variables de entorno).</text:h>
      <text:p text:style-name="P7">Si cumple, maneja los formularios mediante peticiones POST.</text:p>
      <text:h text:style-name="Heading_20_2" text:outline-level="2">5.1.3: Verifique que todas las entradas (campos de formulario HTML, solicitudes REST, parámetros de URL, encabezados HTTP, cookies, archivos por lotes, fuentes RSS, etc.) se validen mediante validación positiva (listas blancas).</text:h>
      <text:p text:style-name="P7">Se verifican, se validan los campos de tipo input para email, contraseña y tipo texto mediante metodos con expresiones regula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5.2$Windows_X86_64 LibreOffice_project/54c8cbb85f300ac59db32fe8a675ff7683cd5a16</meta:generator>
    <dc:date>2019-05-22T13:22:43.202000000</dc:date>
    <meta:editing-duration>PT16M7S</meta:editing-duration>
    <meta:editing-cycles>7</meta:editing-cycles>
    <meta:document-statistic meta:table-count="0" meta:image-count="0" meta:object-count="0" meta:page-count="4" meta:paragraph-count="40" meta:word-count="812" meta:character-count="5390" meta:non-whitespace-character-count="4618"/>
  </office:meta>
</office:document-meta>
</file>